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2.7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ni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eetings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loody Mama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i, Mom!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orn to Win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ean Streets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ang the Drum Slowly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he Godfather, Part II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he Last Tycoon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axi Driver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47" calcext:value-type="float">
            <text:p>47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w York, New York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he Deer Hunter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aging Bull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 Confessions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e King of Comedy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nce Upon a Time in America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ling in Love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he Mission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r America: Letters Home From Vietnam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he Untouchables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gel Heart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idnight Run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acknife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e're No Angels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wakenings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anley &amp; Iris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oodfellas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pe Fear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istress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Guilty by Suspicion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ackdraft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hunderheart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ight and the City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his Boy's Life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d Dog and Glory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 Bronx Tale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ry Shelley's Frankenstein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sino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eat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leepers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he Fan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rvin's Room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g the Dog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ackie Brown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op Land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onin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reat Expectation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alyze Thi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lawless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e Adventures of Rocky &amp; Bullwinkle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eet the Parents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en of Honor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e Scor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5 Minutes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ity by the Se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alyze That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dsend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hark Tale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eet the Fockers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Bridge of San Luis Rey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nt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e and Seek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he Good Shepherd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thur and the Invisibles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ptain Shakespeare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ighteous Kill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hat Just Happened?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verybody's Fin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chet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ttle Fockers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on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iller Elit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ear's Ev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imitles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ilver Linings Playbook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ing Flynn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d Light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ast Vega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Big Wedding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udge Match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lling Seaso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 Bag Ma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Joy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eist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e Inter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rty Grandp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264" meta:object-count="0"/>
    <meta:generator>LibreOffice/6.4.2.2$Linux_X86_64 LibreOffice_project/470efa65018866d4eccd0320fc85de07297c8d71</meta:generator>
  </office:meta>
</office:document-meta>
</file>